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3.582cm" svg:x="0cm" svg:y="3.618cm" presentation:class="title" presentation:user-transformed="true">
          <draw:text-box>
            <text:p><text:span text:style-name="T1"><text:s/></text:span><text:span text:style-name="T1">Aquí Esta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Aquí estás</text:span><text:span text:style-name="T2"><text:line-break/></text:span><text:span text:style-name="T2">Te vemos mover</text:span><text:span text:style-name="T2"><text:line-break/></text:span><text:span text:style-name="T2">Te adoraré</text:span><text:span text:style-name="T2"><text:line-break/></text:span><text:span text:style-name="T2">Te adoraré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Aquí estás</text:span><text:span text:style-name="T2"><text:line-break/></text:span><text:span text:style-name="T2">Obrando en mí</text:span><text:span text:style-name="T2"><text:line-break/></text:span><text:span text:style-name="T2">Te adoraré</text:span><text:span text:style-name="T2"><text:line-break/></text:span><text:span text:style-name="T2">Te adoraré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Milagroso, abres camino</text:span><text:span text:style-name="T2"><text:line-break/></text:span><text:span text:style-name="T2">Cumples promesas</text:span><text:span text:style-name="T2"><text:line-break/></text:span><text:span text:style-name="T2">Luz en tinieblas</text:span><text:span text:style-name="T2"><text:line-break/></text:span><text:span text:style-name="T2">Mi Dios, así eres Tú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Aquí estás</text:span><text:span text:style-name="T2"><text:line-break/></text:span><text:span text:style-name="T2">Tocando mí corazón</text:span><text:span text:style-name="T2"><text:line-break/></text:span><text:span text:style-name="T2">Te adoraré</text:span><text:span text:style-name="T2"><text:line-break/></text:span><text:span text:style-name="T2">Te adoraré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Aquí estás</text:span><text:span text:style-name="T2"><text:line-break/></text:span><text:span text:style-name="T2">Sanando mí corazón</text:span><text:span text:style-name="T2"><text:line-break/></text:span><text:span text:style-name="T2">Te adoraré</text:span><text:span text:style-name="T2"><text:line-break/></text:span><text:span text:style-name="T2">Te adoraré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Así eres Tú,</text:span><text:span text:style-name="T2"><text:line-break/></text:span><text:span text:style-name="T2">Así eres Tú,</text:span><text:span text:style-name="T2"><text:line-break/></text:span><text:span text:style-name="T2">Así eres Tú,</text:span><text:span text:style-name="T2"><text:line-break/></text:span><text:span text:style-name="T2">Así eres Tú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Aunque no pueda ver, estás obrando</text:span><text:span text:style-name="T2"><text:line-break/></text:span><text:span text:style-name="T2">Aunque no pueda ver, estás obran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Siempre estás, siempre estás obrando </text:span><text:span text:style-name="T2"><text:line-break/></text:span><text:span text:style-name="T2">Siempre estás, siempre estás obran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9T18:44:03.935000000</meta:creation-date>
    <dc:date>2023-02-17T09:51:53.681000000</dc:date>
    <meta:editing-duration>PT15H10M8S</meta:editing-duration>
    <meta:editing-cycles>3</meta:editing-cycles>
    <meta:generator>Real_Office/6.2.3.2$Windows_x86 LibreOffice_project/b40a93cffb3080b9876e40c60e03703e9bd35612</meta:generator>
    <meta:document-statistic meta:object-count="48"/>
  </office:meta>
</office:document-meta>
</file>